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b095"/>
    </style:style>
    <style:style style:name="P2" style:family="paragraph" style:parent-style-name="Standard" style:list-style-name="L1">
      <style:text-properties officeooo:paragraph-rsid="001cb9d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b095" officeooo:paragraph-rsid="001bb095" fo:background-color="#ff0000" style:font-weight-asian="bold" style:font-weight-complex="bold"/>
    </style:style>
    <style:style style:name="P4" style:family="paragraph" style:parent-style-name="Text_20_body" style:list-style-name="L1">
      <style:text-properties officeooo:paragraph-rsid="001cb9df"/>
    </style:style>
    <style:style style:name="T1" style:family="text">
      <style:text-properties officeooo:rsid="001bb095"/>
    </style:style>
    <style:style style:name="T2" style:family="text">
      <style:text-properties fo:font-weight="bold" officeooo:rsid="001bb095"/>
    </style:style>
    <style:style style:name="T3" style:family="text">
      <style:text-properties fo:font-style="itali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RESHARK:-</text:p>
      <text:list xml:id="list1704192771" text:style-name="L1">
        <text:list-item>
          <text:p text:style-name="P1"><text:span text:style-name="T2">Wireshark</text:span><text:span text:style-name="T1"> is a </text:span><text:a xlink:type="simple" xlink:href="https://en.wikipedia.org/wiki/Free_and_open-source_software" text:style-name="Internet_20_link" text:visited-style-name="Visited_20_Internet_20_Link"><text:span text:style-name="T1">free and open-source</text:span></text:a><text:span text:style-name="T1"> </text:span><text:a xlink:type="simple" xlink:href="https://en.wikipedia.org/wiki/Packet_analyzer" text:style-name="Internet_20_link" text:visited-style-name="Visited_20_Internet_20_Link"><text:span text:style-name="T1">packet analyzer</text:span></text:a><text:span text:style-name="T1">. It is used for </text:span><text:a xlink:type="simple" xlink:href="https://en.wikipedia.org/wiki/Computer_network" text:style-name="Internet_20_link" text:visited-style-name="Visited_20_Internet_20_Link"><text:span text:style-name="T1">network</text:span></text:a><text:span text:style-name="T1"> troubleshooting, analysis, software and </text:span><text:a xlink:type="simple" xlink:href="https://en.wikipedia.org/wiki/Communications_protocol" text:style-name="Internet_20_link" text:visited-style-name="Visited_20_Internet_20_Link"><text:span text:style-name="T1">communications protocol</text:span></text:a><text:span text:style-name="T1"> development, and education.</text:span></text:p>
        </text:list-item>
        <text:list-item>
          <text:p text:style-name="P1"><text:span text:style-name="T1"><text:s/>Originally named </text:span><text:span text:style-name="T2">Ethereal</text:span><text:span text:style-name="T1">, the project was renamed Wireshark in May 2006 due to trademark issues</text:span></text:p>
        </text:list-item>
        <text:list-item>
          <text:p text:style-name="P1">Wireshark lets the user put <text:a xlink:type="simple" xlink:href="https://en.wikipedia.org/wiki/Network_interface_controller" text:style-name="Internet_20_link" text:visited-style-name="Visited_20_Internet_20_Link">network interface controllers</text:a> into <text:a xlink:type="simple" xlink:href="https://en.wikipedia.org/wiki/Promiscuous_mode" text:style-name="Internet_20_link" text:visited-style-name="Visited_20_Internet_20_Link">promiscuous mode</text:a> (if supported by the <text:a xlink:type="simple" xlink:href="https://en.wikipedia.org/wiki/Network_interface_controller" text:style-name="Internet_20_link" text:visited-style-name="Visited_20_Internet_20_Link">network interface controller</text:a>), so they can see all the traffic visible on that interface including unicast traffic not sent to that network interface controller's <text:a xlink:type="simple" xlink:href="https://en.wikipedia.org/wiki/MAC_address" text:style-name="Internet_20_link" text:visited-style-name="Visited_20_Internet_20_Link">MAC address</text:a></text:p>
        </text:list-item>
        <text:list-item>
          <text:p text:style-name="P1">Wireshark is a data capturing program that "understands" the structure (<text:a xlink:type="simple" xlink:href="https://en.wikipedia.org/wiki/Encapsulation_(networking)" text:style-name="Internet_20_link" text:visited-style-name="Visited_20_Internet_20_Link">encapsulation</text:a>) of different networking protocols. </text:p>
        </text:list-item>
        <text:list-item>
          <text:p text:style-name="P1">It can parse and display the fields, along with their meanings as specified by different networking protocols. </text:p>
        </text:list-item>
        <text:list-item>
          <text:p text:style-name="P1">Wireshark uses <text:a xlink:type="simple" xlink:href="https://en.wikipedia.org/wiki/Pcap" text:style-name="Internet_20_link" text:visited-style-name="Visited_20_Internet_20_Link">pcap</text:a> to capture packets, so it can only capture packets on the types of networks that pcap supports. </text:p>
        </text:list-item>
        <text:list-item>
          <text:p text:style-name="P4">Data can be captured "from the wire" from a live network connection or read from a file of already-captured packets. </text:p>
        </text:list-item>
        <text:list-item>
          <text:p text:style-name="P4">Live data can be read from different types of networks, including <text:a xlink:type="simple" xlink:href="https://en.wikipedia.org/wiki/Ethernet" text:style-name="Internet_20_link" text:visited-style-name="Visited_20_Internet_20_Link">Ethernet</text:a>, <text:a xlink:type="simple" xlink:href="https://en.wikipedia.org/wiki/IEEE_802.11" text:style-name="Internet_20_link" text:visited-style-name="Visited_20_Internet_20_Link">IEEE 802.11</text:a>, <text:a xlink:type="simple" xlink:href="https://en.wikipedia.org/wiki/Point-to-Point_Protocol" text:style-name="Internet_20_link" text:visited-style-name="Visited_20_Internet_20_Link">PPP</text:a>, and <text:a xlink:type="simple" xlink:href="https://en.wikipedia.org/wiki/Loopback" text:style-name="Internet_20_link" text:visited-style-name="Visited_20_Internet_20_Link">loopback</text:a>. </text:p>
        </text:list-item>
        <text:list-item>
          <text:p text:style-name="P4">Captured network data can be browsed via a <text:a xlink:type="simple" xlink:href="https://en.wikipedia.org/wiki/Graphical_user_interface" text:style-name="Internet_20_link" text:visited-style-name="Visited_20_Internet_20_Link">GUI</text:a>, or via the terminal (<text:a xlink:type="simple" xlink:href="https://en.wikipedia.org/wiki/Command_line_interface" text:style-name="Internet_20_link" text:visited-style-name="Visited_20_Internet_20_Link">command line</text:a>) version of the utility, TShark. </text:p>
        </text:list-item>
        <text:list-item>
          <text:p text:style-name="P4">Captured files can be programmatically edited or converted via command-line switches to the "editcap" program. </text:p>
        </text:list-item>
        <text:list-item>
          <text:p text:style-name="P4">Data display can be refined using a display filter. </text:p>
        </text:list-item>
        <text:list-item>
          <text:p text:style-name="P4"><text:a xlink:type="simple" xlink:href="https://en.wikipedia.org/wiki/Plug-in_(computing)" text:style-name="Internet_20_link" text:visited-style-name="Visited_20_Internet_20_Link">Plug-ins</text:a> can be created for dissecting new protocols.<text:bookmark text:name="cite_ref-22"/><text:a xlink:type="simple" xlink:href="https://en.wikipedia.org/wiki/Wireshark#cite_note-22" text:style-name="Internet_20_link" text:visited-style-name="Visited_20_Internet_20_Link">[22]</text:a> </text:p>
        </text:list-item>
        <text:list-item>
          <text:p text:style-name="P4"><text:a xlink:type="simple" xlink:href="https://en.wikipedia.org/wiki/Voice_over_IP" text:style-name="Internet_20_link" text:visited-style-name="Visited_20_Internet_20_Link">VoIP</text:a> calls in the captured traffic can be detected. If encoded in a compatible encoding, the media flow can even be played. </text:p>
        </text:list-item>
        <text:list-item>
          <text:p text:style-name="P4">Raw <text:a xlink:type="simple" xlink:href="https://en.wikipedia.org/wiki/Universal_Serial_Bus" text:style-name="Internet_20_link" text:visited-style-name="Visited_20_Internet_20_Link">USB</text:a> traffic can be captured.<text:bookmark text:name="cite_ref-23"/><text:a xlink:type="simple" xlink:href="https://en.wikipedia.org/wiki/Wireshark#cite_note-23" text:style-name="Internet_20_link" text:visited-style-name="Visited_20_Internet_20_Link">[23]</text:a> </text:p>
        </text:list-item>
        <text:list-item>
          <text:p text:style-name="P4">Wireless connections can also be filtered as long as they traverse the monitored Ethernet.[<text:a xlink:type="simple" xlink:href="https://en.wikipedia.org/wiki/Wikipedia:Please_clarify" text:style-name="Internet_20_link" text:visited-style-name="Visited_20_Internet_20_Link"><text:span text:style-name="T3">clarification needed</text:span></text:a>] </text:p>
        </text:list-item>
        <text:list-item>
          <text:p text:style-name="P4">Various settings, timers, and filters can be set to provide the facility of filtering the output of the captured traffic.</text:p>
        </text:list-item>
        <text:list-item>
          <text:p text:style-name="P2">apturing raw network traffic from an interface requires elevated privileges on some platforms. </text:p>
        </text:list-item>
        <text:list-item>
          <text:p text:style-name="P2">For this reason, older versions of Wireshark and TShark often ran with <text:a xlink:type="simple" xlink:href="https://en.wikipedia.org/wiki/Superuser" text:style-name="Internet_20_link" text:visited-style-name="Visited_20_Internet_20_Link">superuser</text:a> privileges. </text:p>
        </text:list-item>
        <text:list-item>
          <text:p text:style-name="P2">Considering the huge number of protocol dissectors that are called when traffic is captured and recognizing the possibility of a bug in a dissector, a serious security risk can be pos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3:58:43.341596139</meta:creation-date>
    <dc:date>2023-04-10T14:10:46.122614792</dc:date>
    <meta:editing-duration>PT1M52S</meta:editing-duration>
    <meta:editing-cycles>1</meta:editing-cycles>
    <meta:document-statistic meta:table-count="0" meta:image-count="0" meta:object-count="0" meta:page-count="1" meta:paragraph-count="20" meta:word-count="360" meta:character-count="2247" meta:non-whitespace-character-count="1911"/>
    <meta:generator>LibreOffice/6.0.7.3$Linux_X86_64 LibreOffice_project/00m0$Build-3</meta:generator>
  </office:meta>
</office:document-meta>
</file>